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nvas4" text:continue-numbering="true" text:continue-list="list_Canvas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nvas5" text:continue-numbering="true" text:continue-list="list_Canvas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nvas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7" text:continue-numbering="true" text:continue-list="list_Canvas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8" text:continue-numbering="true" text:continue-list="list_Canvas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nvas9" text:continue-numbering="true" text:continue-list="list_Canvas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10" text:continue-numbering="true" text:continue-list="list_Canvas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12" text:continue-numbering="true" text:continue-list="list_Canvas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3" text:continue-numbering="true" text:continue-list="list_Canvas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5" text:continue-numbering="true" text:continue-list="list_Canvas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6" text:continue-numbering="true" text:continue-list="list_Canvas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8" text:continue-numbering="true" text:continue-list="list_Canvas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9" text:continue-numbering="true" text:continue-list="list_Canvas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nvas21" text:continue-numbering="true" text:continue-list="list_Canvas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22" text:continue-numbering="true" text:continue-list="list_Canvas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23" text:continue-numbering="true" text:continue-list="list_Canvas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4" text:continue-numbering="true" text:continue-list="list_Canvas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5" text:continue-numbering="true" text:continue-list="list_Canvas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6" text:continue-numbering="true" text:continue-list="list_Canvas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7" text:continue-numbering="true" text:continue-list="list_Canvas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8" text:continue-numbering="true" text:continue-list="list_Canvas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29" text:continue-numbering="true" text:continue-list="list_Canvas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30" text:continue-numbering="true" text:continue-list="list_Canvas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31" text:continue-numbering="true" text:continue-list="list_Canvas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32" text:continue-numbering="true" text:continue-list="list_Canvas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33" text:continue-numbering="true" text:continue-list="list_Canvas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4" text:continue-numbering="true" text:continue-list="list_Canvas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5" text:continue-numbering="true" text:continue-list="list_Canvas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6" text:continue-numbering="true" text:continue-list="list_Canvas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7" text:continue-numbering="true" text:continue-list="list_Canvas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8" text:continue-numbering="true" text:continue-list="list_Canvas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39" text:continue-numbering="true" text:continue-list="list_Canvas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40" text:continue-numbering="true" text:continue-list="list_Canvas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41" text:continue-numbering="true" text:continue-list="list_Canvas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42" text:continue-numbering="true" text:continue-list="list_Canvas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43" text:continue-numbering="true" text:continue-list="list_Canvas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4" text:continue-numbering="true" text:continue-list="list_Canvas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5" text:continue-numbering="true" text:continue-list="list_Canvas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6" text:continue-numbering="true" text:continue-list="list_Canvas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8" text:continue-numbering="true" text:continue-list="list_Canvas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nvas50" text:continue-numbering="true" text:continue-list="list_Canvas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nvas52" text:continue-numbering="true" text:continue-list="list_Canvas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54" text:continue-numbering="true" text:continue-list="list_Canvas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55" text:continue-numbering="true" text:continue-list="list_Canvas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56" text:continue-numbering="true" text:continue-list="list_Canvas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57" text:continue-numbering="true" text:continue-list="list_Canvas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8" text:continue-numbering="true" text:continue-list="list_Canvas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59" text:continue-numbering="true" text:continue-list="list_Canvas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nvas60" text:continue-numbering="true" text:continue-list="list_Canvas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61" text:continue-numbering="true" text:continue-list="list_Canvas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63" text:continue-numbering="true" text:continue-list="list_Canvas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64" text:continue-numbering="true" text:continue-list="list_Canvas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65" text:continue-numbering="true" text:continue-list="list_Canvas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